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5cm" style:rel-column-width="8144*"/>
    </style:style>
    <style:style style:name="表格1.B" style:family="table-column">
      <style:table-column-properties style:column-width="2.277cm" style:rel-column-width="7462*"/>
    </style:style>
    <style:style style:name="表格1.C" style:family="table-column">
      <style:table-column-properties style:column-width="2.064cm" style:rel-column-width="6762*"/>
    </style:style>
    <style:style style:name="表格1.D" style:family="table-column">
      <style:table-column-properties style:column-width="1.746cm" style:rel-column-width="5722*"/>
    </style:style>
    <style:style style:name="表格1.E" style:family="table-column">
      <style:table-column-properties style:column-width="8.678cm" style:rel-column-width="28437*"/>
    </style:style>
    <style:style style:name="表格1.F" style:family="table-column">
      <style:table-column-properties style:column-width="2.748cm" style:rel-column-width="9008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P9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6"/>[[line.qty_pnl]] <text:s/></text:p>
          </table:table-cell>
          <table:table-cell table:style-name="表格1.A1" office:value-type="string">
            <text:p text:style-name="P8">板厚:[[line.board_thickness]];pnl长:[[line.pnl_length]]mm;pnl宽:[[line.pnl_width]]mm;锣刀大小:[[line.cutter_size]];锣程：[[line.gong_size]];V程:[[line.vcut_size]];跳刀数：[[line.v_cutter_count]]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5cm" fo:page-height="13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0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NL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8M14S</meta:editing-duration>
    <meta:editing-cycles>313</meta:editing-cycles>
    <meta:generator>OpenOffice.org/3.4.1$Win32 OpenOffice.org_project/341m1$Build-9593</meta:generator>
    <dc:date>2014-04-12T13:49:43.58</dc:date>
    <meta:document-statistic meta:table-count="4" meta:image-count="0" meta:object-count="0" meta:page-count="1" meta:paragraph-count="28" meta:word-count="147" meta:character-count="1249"/>
    <meta:user-defined meta:name="Info 1"/>
    <meta:user-defined meta:name="Info 2"/>
    <meta:user-defined meta:name="Info 3"/>
    <meta:user-defined meta:name="Info 4"/>
  </office:meta>
</office:document-meta>
</file>